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73b6"/>
    </style:style>
    <style:style style:name="T1" style:family="text">
      <style:text-properties officeooo:rsid="000573b6"/>
    </style:style>
    <style:style style:name="T2" style:family="text">
      <style:text-properties officeooo:rsid="0006d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roles (r_name) VALUES </text:p>
      <text:p text:style-name="P1">('STUDENT'),</text:p>
      <text:p text:style-name="P1">('COCO'),</text:p>
      <text:p text:style-name="P1">('FACULT<text:span text:style-name="T1">Y</text:span>');</text:p>
      <text:p text:style-name="Standard"/>
      <text:p text:style-name="Standard">INSERT INTO users (email, mobile, password, username, role_id) VALUES </text:p>
      <text:p text:style-name="Standard">('user1@example.com', '1234567890', 'abcd', 'user1', 1),</text:p>
      <text:p text:style-name="Standard">('user2@example.com', '0987654321', 'abcd', 'user2', 1),</text:p>
      <text:p text:style-name="Standard">('user3@example.com', '9876543210', 'abcd', 'user3', 1),</text:p>
      <text:p text:style-name="Standard">('user4@example.com', '1234567890', 'abcd', 'user4', 1),</text:p>
      <text:p text:style-name="Standard">('user5@example.com', '0987654321', 'abcd', 'user5', 1),</text:p>
      <text:p text:style-name="Standard">('user6@example.com', '9876543210', 'abcd', 'user6', 1),</text:p>
      <text:p text:style-name="Standard">('user7@example.com', '1234567890', 'abcd', 'user7', 1),</text:p>
      <text:p text:style-name="Standard">('user8@example.com', '0987654321', 'abcd', 'user8', 1),</text:p>
      <text:p text:style-name="Standard">('user9@example.com', '9876543210', 'abcd', 'user9', 1),</text:p>
      <text:p text:style-name="Standard">('user10@example.com', '1234567890', 'abcd', 'user10', 1),</text:p>
      <text:p text:style-name="Standard">('user11@example.com', '0987654321', 'abcd', 'user11', 1),</text:p>
      <text:p text:style-name="Standard">('user12@example.com', '9876543210', 'abcd', 'user12', 1),</text:p>
      <text:p text:style-name="Standard">('user13@example.com', '1234567890', 'abcd', 'user13', 1),</text:p>
      <text:p text:style-name="Standard">('user14@example.com', '0987654321', 'abcd', 'user14', 1),</text:p>
      <text:p text:style-name="Standard">('user15@example.com', '9876543210', 'abcd', 'user15', 1),</text:p>
      <text:p text:style-name="Standard">('user16@example.com', '1234567890', 'abcd', 'user16', 1),</text:p>
      <text:p text:style-name="Standard">('user17@example.com', '0987654321', 'abcd', 'user17', 1),</text:p>
      <text:p text:style-name="Standard">('user18@example.com', '9876543210', 'abcd', 'user18', 1),</text:p>
      <text:p text:style-name="Standard">('rajiv@gmail.com', '1234567890', 'abcd', 'rajiv', 2),</text:p>
      <text:p text:style-name="Standard">('madhav@gmail.com', '0987654321', 'abcd', 'madhav', 2),</text:p>
      <text:p text:style-name="Standard">('ramesh@gmail.com', '9876543210', 'abcd', 'ramesh', 3),</text:p>
      <text:p text:style-name="Standard">('pooja@gmail.com', '1234567890', 'abcd', 'pooja', 3),</text:p>
      <text:p text:style-name="Standard">('omkar@gmail.com', '0987654321', 'abcd', 'omkar', 3),</text:p>
      <text:p text:style-name="Standard">('rugveda@gmail.com', '9876543210', 'abcd', 'rugveda', 3);</text:p>
      <text:p text:style-name="Standard"/>
      <text:p text:style-name="P1">INSERT INTO subjects (ia_1marks, ia_2marks, lab_marks, theory_marks, subject) </text:p>
      <text:p text:style-name="P1">VALUES </text:p>
      <text:p text:style-name="P1"><text:s text:c="4"/>(40, 40, 40, 40, 'DBT'),</text:p>
      <text:p text:style-name="P1"><text:s text:c="4"/>(40, 40, 40, 40, 'MS.NET'),</text:p>
      <text:p text:style-name="P1"><text:s text:c="4"/>(40, 40, 40, 40, 'OS'),</text:p>
      <text:p text:style-name="P1"><text:s text:c="4"/>(40, 40, 40, 40, 'SDM'),</text:p>
      <text:p text:style-name="P1"><text:s text:c="4"/>(40, 40, 40, 40, 'OOPWithJava');</text:p>
      <text:p text:style-name="P1"/>
      <text:p text:style-name="Standard">INSERT INTO courses (c_duration, c_name) VALUES </text:p>
      <text:p text:style-name="Standard">('6 months', 'DAC'),</text:p>
      <text:p text:style-name="Standard">('6 months', 'DBDA'),</text:p>
      <text:p text:style-name="Standard">('6 months', 'DMC'),</text:p>
      <text:p text:style-name="Standard">('6 months', 'DESD'),</text:p>
      <text:p text:style-name="Standard">('6 months', 'DITISS');</text:p>
      <text:p text:style-name="Standard"/>
      <text:p text:style-name="Standard"/>
      <text:p text:style-name="P1">INSERT INTO students (grup, course_id, user_id) </text:p>
      <text:p text:style-name="P1">VALUES </text:p>
      <text:p text:style-name="P1"><text:s text:c="4"/>('D1', 1, 1),</text:p>
      <text:p text:style-name="P1"><text:s text:c="4"/>('D1', 1, 2),</text:p>
      <text:p text:style-name="P1"><text:s text:c="4"/>('D1', 1, <text:span text:style-name="T2">3</text:span>),</text:p>
      <text:p text:style-name="P1"><text:soft-page-break/><text:s text:c="4"/>('D1', 1, <text:span text:style-name="T2">4</text:span>),</text:p>
      <text:p text:style-name="P1"><text:s text:c="4"/>('D1', 1, <text:span text:style-name="T2">5</text:span>),</text:p>
      <text:p text:style-name="P1"><text:s text:c="4"/>('D1', 1, <text:span text:style-name="T2">6</text:span>),</text:p>
      <text:p text:style-name="P1"><text:s text:c="4"/>('D2', 1, <text:span text:style-name="T2">7</text:span>),</text:p>
      <text:p text:style-name="P1"><text:s text:c="4"/>('D2', 1, <text:span text:style-name="T2">8</text:span>),</text:p>
      <text:p text:style-name="P1"><text:s text:c="4"/>('D2', 1, <text:span text:style-name="T2">9</text:span>),</text:p>
      <text:p text:style-name="P1"><text:s text:c="4"/>('D2', 1, <text:span text:style-name="T2">10</text:span>),</text:p>
      <text:p text:style-name="P1"><text:s text:c="4"/>('D2', 1, <text:span text:style-name="T2">11</text:span>),</text:p>
      <text:p text:style-name="P1"><text:s text:c="4"/>('D2', 1, <text:span text:style-name="T2">12</text:span>),</text:p>
      <text:p text:style-name="P1"><text:s text:c="4"/>('D3', 1, <text:span text:style-name="T2">13</text:span>),</text:p>
      <text:p text:style-name="P1"><text:s text:c="4"/>('D3', 1, <text:span text:style-name="T2">14</text:span>),</text:p>
      <text:p text:style-name="P1"><text:s text:c="4"/>('D3', 1, <text:span text:style-name="T2">15</text:span>),</text:p>
      <text:p text:style-name="P1"><text:s text:c="4"/>('D3', 1, <text:span text:style-name="T2">16</text:span>),</text:p>
      <text:p text:style-name="P1"><text:s text:c="4"/>('D3', 1, <text:span text:style-name="T2">17</text:span>),</text:p>
      <text:p text:style-name="P1"><text:s text:c="4"/>('D3', 1, <text:span text:style-name="T2">18</text:span>);</text:p>
      <text:p text:style-name="P1"/>
      <text:p text:style-name="P1">INSERT INTO course_subject (course_id, subject_id) </text:p>
      <text:p text:style-name="P1">VALUES </text:p>
      <text:p text:style-name="P1"><text:s text:c="4"/>(1, 1),</text:p>
      <text:p text:style-name="P1"><text:s text:c="4"/>(1, 2),</text:p>
      <text:p text:style-name="P1"><text:s text:c="4"/>(1, 3),</text:p>
      <text:p text:style-name="P1"><text:s text:c="4"/>(1, 4),</text:p>
      <text:p text:style-name="P1"><text:s text:c="4"/>(1, 5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1:45:10.490114558</meta:creation-date>
    <dc:date>2024-02-24T12:46:06.646559200</dc:date>
    <meta:editing-duration>PT40M24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2" meta:paragraph-count="69" meta:word-count="269" meta:character-count="2366" meta:non-whitespace-character-count="2045"/>
  </office:meta>
</office:document-meta>
</file>